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980000013C896035D3.png" manifest:media-type=""/>
  <manifest:file-entry manifest:full-path="Pictures/10000201000003200000019A4D4E6941.png" manifest:media-type=""/>
  <manifest:file-entry manifest:full-path="Pictures/100002010000032000000320412A7E8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7c37" draw:fill="solid" draw:fill-color="#007c37" draw:textarea-vertical-align="middle" draw:auto-grow-height="false" fo:min-height="0.749cm" fo:min-width="0.499cm"/>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pr1" style:family="presentation" style:parent-style-name="Predefinito-notes">
      <style:graphic-properties draw:fill-color="#ffffff" fo:min-height="13.364cm"/>
    </style:style>
    <style:style style:name="P1" style:family="paragraph">
      <style:paragraph-properties fo:text-align="center"/>
    </style:style>
    <style:style style:name="P2" style:family="paragraph">
      <style:paragraph-properties fo:text-align="center" style:writing-mode="lr-tb"/>
      <style:text-properties fo:font-size="24pt"/>
    </style:style>
  </office:automatic-styles>
  <office:body>
    <office:presentation>
      <draw:page draw:name="page1" draw:style-name="dp1" draw:master-page-name="Predefinito" presentation:presentation-page-layout-name="AL1T0">
        <draw:frame draw:style-name="gr1" draw:text-style-name="P1" draw:layer="layout" svg:width="10cm" svg:height="10cm" svg:x="0.1cm" svg:y="2.1cm">
          <draw:image xlink:href="Pictures/100002010000032000000320412A7E8C.png" xlink:type="simple" xlink:show="embed" xlink:actuate="onLoad">
            <text:p/>
          </draw:image>
        </draw:frame>
        <draw:frame draw:style-name="gr1" draw:text-style-name="P1" draw:layer="layout" svg:width="21.166cm" svg:height="10.847cm" svg:x="6.834cm" svg:y="10.153cm">
          <draw:image xlink:href="Pictures/10000201000003200000019A4D4E6941.png" xlink:type="simple" xlink:show="embed" xlink:actuate="onLoad">
            <text:p/>
          </draw:image>
        </draw:frame>
        <draw:custom-shape draw:style-name="gr2" draw:text-style-name="P1" draw:layer="layout" svg:width="3.4cm" svg:height="3cm" draw:transform="rotate (-1.0471975511966) translate (8.198cm 10.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finito">
        <draw:frame draw:style-name="gr4" draw:text-style-name="P2" draw:layer="layout" svg:width="16.975cm" svg:height="13.149cm" svg:x="6.062cm" svg:y="6.534cm">
          <draw:image xlink:href="Pictures/10000000000001980000013C896035D3.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it"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berto </meta:initial-creator>
    <meta:creation-date>2014-01-22T18:12:53.278047898</meta:creation-date>
    <dc:date>2014-01-22T19:57:32.150008059</dc:date>
    <dc:creator>roberto </dc:creator>
    <meta:editing-duration>P0D</meta:editing-duration>
    <meta:editing-cycles>2</meta:editing-cycles>
    <meta:generator>LibreOffice/4.1.4.2$Linux_X86_64 LibreOffice_project/410m0$Build-2</meta:generator>
    <meta:document-statistic meta:object-count="29"/>
  </office:meta>
</office:document-meta>
</file>